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b7bc"/>
    </style:style>
    <style:style style:name="P2" style:family="paragraph" style:parent-style-name="Standard">
      <style:text-properties officeooo:rsid="000ef1a1" officeooo:paragraph-rsid="000ef1a1"/>
    </style:style>
    <style:style style:name="T1" style:family="text">
      <style:text-properties officeooo:rsid="000ab7bc"/>
    </style:style>
    <style:style style:name="T2" style:family="text">
      <style:text-properties officeooo:rsid="000b8455"/>
    </style:style>
    <style:style style:name="T3" style:family="text">
      <style:text-properties officeooo:rsid="000d14d2"/>
    </style:style>
    <style:style style:name="T4" style:family="text">
      <style:text-properties officeooo:rsid="000d54c7"/>
    </style:style>
    <style:style style:name="T5" style:family="text">
      <style:text-properties officeooo:rsid="000e37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ipóteses:<text:line-break/></text:span>RQ 01. Sistemas populares são maduros/antigos? Métrica: idade do repositório (calculado a partir da data de sua criação) </text:p>
      <text:p text:style-name="P1"><text:span text:style-name="T1">Possivelmente serão repositorios mais antigos, que possuiram maior visibilidade com o tempo, estimo cerca de 8 anos de existencia</text:span><text:line-break/>RQ 02. Sistemas populares recebem muita contribuição externa? Métrica: total de pull requests aceitas </text:p>
      <text:p text:style-name="P1"><text:span text:style-name="T2">Grandes repositorios públicos devem sim receber quantias consideraveis de contribuição externa</text:span><text:line-break/>RQ 03. Sistemas populares lançam releases com frequência? Métrica: total de releases </text:p>
      <text:p text:style-name="P1"><text:span text:style-name="T3">Para o repositorio se manter relevante deve sim receber atualizações com frequencia</text:span><text:line-break/>RQ 04. Sistemas populares são atualizados com frequência? Métrica: tempo até a última atualização (calculado a partir da data de última atualização) </text:p>
      <text:p text:style-name="P1"><text:span text:style-name="T4">deve receber atualização a cada 2 semanas aproximadamente</text:span><text:line-break/>RQ 05. Sistemas populares são escritos nas linguagens mais populares? Métrica: linguagem primária de cada um desses repositórios </text:p>
      <text:p text:style-name="P1"><text:span text:style-name="T4">Sim possivelmente utilizam as linguagens mais populares como java, javascript </text:span><text:span text:style-name="T5">e python</text:span><text:line-break/>RQ 06. Sistemas populares possuem um alto percentual de issues fechadas? Métrica: razão entre número de issues fechadas pelo total de issues</text:p>
      <text:p text:style-name="P2">Devem ter muitas issues abertas de coisas ainda para receber atenção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2T21:51:25.143550000</meta:creation-date>
    <dc:date>2025-08-22T21:56:33.522004400</dc:date>
    <meta:editing-duration>PT5M6S</meta:editing-duration>
    <meta:editing-cycles>6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7" meta:word-count="180" meta:character-count="1260" meta:non-whitespace-character-count="1082"/>
  </office:meta>
</office:document-meta>
</file>